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17178F9D7F.png" manifest:media-type="image/png"/>
  <manifest:file-entry manifest:full-path="Pictures/1000296100000D07000002598124627E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CN2" svg:font-family="'AR PL UKai CN'"/>
    <style:font-face style:name="仿宋_GB2312" svg:font-family="仿宋_GB2312" style:font-family-generic="modern"/>
    <style:font-face style:name="楷体_GB2312" svg:font-family="楷体_GB2312" style:font-family-generic="modern"/>
    <style:font-face style:name="DejaVu Sans" svg:font-family="'DejaVu Sans'" style:font-family-generic="swiss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wiss" style:font-pitch="variable"/>
    <style:font-face style:name="Vera Sans YuanTi" svg:font-family="'Vera Sans YuanTi'" style:font-family-generic="swiss" style:font-pitch="variable"/>
    <style:font-face style:name="AR PL UKai CN1" svg:font-family="'AR PL UKai CN'" style:font-family-generic="system" style:font-pitch="variable"/>
  </office:font-face-decls>
  <office:automatic-styles>
    <style:style style:name="表格5" style:family="table">
      <style:table-properties style:width="17cm" table:align="margins" style:shadow="none"/>
    </style:style>
    <style:style style:name="表格5.A" style:family="table-column">
      <style:table-column-properties style:column-width="1.298cm" style:rel-column-width="736*"/>
    </style:style>
    <style:style style:name="表格5.B" style:family="table-column">
      <style:table-column-properties style:column-width="15.702cm" style:rel-column-width="8902*"/>
    </style:style>
    <style:style style:name="表格5.A1" style:family="table-cell">
      <style:table-cell-properties style:vertical-align="" fo:background-color="#e6e6e6" style:border-line-width-top="0.026cm 0.004cm 0.053cm" fo:padding="0.097cm" fo:border-left="none" fo:border-right="none" fo:border-top="1pt double #000000" fo:border-bottom="none">
        <style:background-image/>
      </style:table-cell-properties>
    </style:style>
    <style:style style:name="表格5.B1" style:family="table-cell">
      <style:table-cell-properties fo:background-color="#e6e6e6" style:border-line-width-top="0.026cm 0.004cm 0.053cm" fo:padding="0.097cm" fo:border-left="none" fo:border-right="none" fo:border-top="1pt double #000000" fo:border-bottom="none">
        <style:background-image/>
      </style:table-cell-properties>
    </style:style>
    <style:style style:name="表格5.A2" style:family="table-cell">
      <style:table-cell-properties style:vertical-align="" fo:padding="0.097cm" fo:border="none"/>
    </style:style>
    <style:style style:name="表格5.B2" style:family="table-cell">
      <style:table-cell-properties fo:padding="0.097cm" fo:border="none"/>
    </style:style>
    <style:style style:name="表格5.A3" style:family="table-cell">
      <style:table-cell-properties style:vertical-align="" fo:background-color="#e6e6e6" style:border-line-width-bottom="0.026cm 0.004cm 0.053cm" fo:padding="0.097cm" fo:border-left="none" fo:border-right="none" fo:border-top="none" fo:border-bottom="1pt double #000000">
        <style:background-image/>
      </style:table-cell-properties>
    </style:style>
    <style:style style:name="表格5.B3" style:family="table-cell">
      <style:table-cell-properties fo:background-color="#e6e6e6" style:border-line-width-bottom="0.026cm 0.004cm 0.053cm" fo:padding="0.097cm" fo:border-left="none" fo:border-right="none" fo:border-top="none" fo:border-bottom="1pt double #000000">
        <style:background-image/>
      </style:table-cell-properties>
    </style:style>
    <style:style style:name="P1" style:family="paragraph" style:parent-style-name="Table_20_Contents">
      <style:text-properties style:font-name="Vera Sans YuanTi" fo:font-size="12pt" style:font-name-asian="Vera Sans YuanTi" style:font-size-asian="12pt" style:font-size-complex="12pt"/>
    </style:style>
    <style:style style:name="P2" style:family="paragraph" style:parent-style-name="Header">
      <style:text-properties style:font-name="Vera Sans YuanTi" fo:font-size="12pt" style:font-name-asian="Vera Sans YuanTi" style:font-size-asian="12pt" style:font-size-complex="12pt"/>
    </style:style>
    <style:style style:name="P3" style:family="paragraph" style:parent-style-name="Header">
      <style:paragraph-properties fo:text-align="end" style:justify-single-word="false"/>
      <style:text-properties style:font-name="Vera Sans YuanTi" fo:font-size="12pt" officeooo:paragraph-rsid="0026cd66" style:font-name-asian="Vera Sans YuanTi" style:font-size-asian="12pt" style:font-size-complex="12pt"/>
    </style:style>
    <style:style style:name="P4" style:family="paragraph" style:parent-style-name="Standard">
      <style:text-properties officeooo:rsid="00169edf" officeooo:paragraph-rsid="002f7b5e"/>
    </style:style>
    <style:style style:name="P5" style:family="paragraph" style:parent-style-name="Standard">
      <style:text-properties officeooo:rsid="00169edf" officeooo:paragraph-rsid="0030b8bf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rsid="00169edf" officeooo:paragraph-rsid="0030b8bf"/>
    </style:style>
    <style:style style:name="P7" style:family="paragraph" style:parent-style-name="Standard">
      <style:paragraph-properties fo:line-height="0.847cm" fo:background-color="#eeeeee">
        <style:background-image/>
      </style:paragraph-properties>
      <style:text-properties officeooo:paragraph-rsid="0031a137"/>
    </style:style>
    <style:style style:name="P8" style:family="paragraph" style:parent-style-name="Standard">
      <style:text-properties officeooo:rsid="00169edf"/>
    </style:style>
    <style:style style:name="P9" style:family="paragraph" style:parent-style-name="Standard" style:list-style-name="L1">
      <style:text-properties officeooo:rsid="00169edf" officeooo:paragraph-rsid="002f7b5e"/>
    </style:style>
    <style:style style:name="P10" style:family="paragraph" style:parent-style-name="Text_20_body">
      <style:text-properties officeooo:rsid="0030b8bf"/>
    </style:style>
    <style:style style:name="P11" style:family="paragraph" style:parent-style-name="Title">
      <style:text-properties officeooo:rsid="0030b8bf"/>
    </style:style>
    <style:style style:name="P12" style:family="paragraph" style:parent-style-name="Header">
      <style:paragraph-properties fo:text-align="center" style:justify-single-word="false"/>
      <style:text-properties style:font-name="Vera Sans YuanTi" fo:font-size="12pt" fo:text-shadow="1pt 1pt" officeooo:paragraph-rsid="0026cd66" style:font-name-asian="Vera Sans YuanTi" style:font-size-asian="12pt" style:font-size-complex="12pt"/>
    </style:style>
    <style:style style:name="P13" style:family="paragraph" style:parent-style-name="Table_20_Contents">
      <style:paragraph-properties fo:line-height="150%" fo:text-align="justify" style:justify-single-word="false"/>
      <style:text-properties fo:font-size="10.5pt" officeooo:rsid="00324627" officeooo:paragraph-rsid="00324627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5" style:family="paragraph" style:parent-style-name="Table_20_Contents">
      <style:text-properties fo:color="#00ae00" fo:font-size="26pt" officeooo:rsid="00324627" officeooo:paragraph-rsid="00324627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仿宋_GB2312" fo:font-size="12pt" style:font-name-asian="楷体_GB2312" style:font-size-asian="12pt"/>
    </style:style>
    <style:style style:name="T3" style:family="text">
      <style:text-properties style:font-name="仿宋_GB2312" fo:font-size="12pt" fo:font-weight="bold" style:font-name-asian="楷体_GB2312" style:font-size-asian="12pt" style:font-weight-asian="bold" style:font-weight-complex="bold"/>
    </style:style>
    <style:style style:name="T4" style:family="text">
      <style:text-properties style:font-name="楷体_GB2312" fo:font-size="12pt" style:font-name-asian="楷体_GB2312" style:font-size-asian="12pt"/>
    </style:style>
    <style:style style:name="T5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文档大标题</text:p>
      <text:p text:style-name="P10">正文</text:p>
      <text:h text:style-name="Heading_20_1" text:outline-level="1"><text:span text:style-name="T5">标题1</text:span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5">❶</text:p>
          </table:table-cell>
          <table:table-cell table:style-name="表格5.B1" office:value-type="string">
            <text:p text:style-name="P13">表格内容</text:p>
          </table:table-cell>
        </table:table-row>
        <table:table-row>
          <table:table-cell table:style-name="表格5.A2" office:value-type="string">
            <text:p text:style-name="P15">❷</text:p>
          </table:table-cell>
          <table:table-cell table:style-name="表格5.B2" office:value-type="string">
            <text:p text:style-name="P13"/>
          </table:table-cell>
        </table:table-row>
        <table:table-row>
          <table:table-cell table:style-name="表格5.A3" office:value-type="string">
            <text:p text:style-name="P15">❸</text:p>
          </table:table-cell>
          <table:table-cell table:style-name="表格5.B3" office:value-type="string">
            <text:p text:style-name="P1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 PL UKai CN2" svg:font-family="'AR PL UKai CN'"/>
    <style:font-face style:name="仿宋_GB2312" svg:font-family="仿宋_GB2312" style:font-family-generic="modern"/>
    <style:font-face style:name="楷体_GB2312" svg:font-family="楷体_GB2312" style:font-family-generic="modern"/>
    <style:font-face style:name="DejaVu Sans" svg:font-family="'DejaVu Sans'" style:font-family-generic="swiss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wiss" style:font-pitch="variable"/>
    <style:font-face style:name="Vera Sans YuanTi" svg:font-family="'Vera Sans YuanTi'" style:font-family-generic="swiss" style:font-pitch="variable"/>
    <style:font-face style:name="AR PL UKai CN1" svg:font-family="'AR PL UKai C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AR PL UKai C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AR PL UKai C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style:shadow="none">
        <style:drop-cap/>
      </style:paragraph-properties>
      <style:text-properties style:font-name="Vera Sans YuanTi" fo:font-family="'Vera Sans YuanTi'" style:font-family-generic="swiss" style:font-pitch="variable" fo:font-size="12pt" style:font-name-asian="Vera Sans YuanTi" style:font-family-asian="'Vera Sans YuanTi'" style:font-family-generic-asian="swiss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 PL UKai CN" fo:font-family="'AR PL UKai CN'" style:font-family-generic="swiss" style:font-pitch="variable" fo:font-size="14pt" style:font-name-asian="DejaVu Sans" style:font-family-asian="'DejaVu Sans'" style:font-family-generic-asian="swiss" style:font-size-asian="14pt" style:font-name-complex="AR PL UKai CN1" style:font-family-complex="'AR PL UKai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asian="DejaVu Sans" style:font-family-asian="'DejaVu Sans'" style:font-family-generic-asian="swiss" style:font-size-asian="12pt" style:font-name-complex="AR PL UKai CN2" style:font-family-complex="'AR PL UKai C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DejaVu Sans" style:font-family-asian="'DejaVu Sans'" style:font-family-generic-asian="swiss" style:font-size-asian="12pt" style:font-style-asian="italic" style:font-name-complex="AR PL UKai CN2" style:font-family-complex="'AR PL UKai C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ejaVu Sans" style:font-family-asian="'DejaVu Sans'" style:font-family-generic-asian="swiss" style:font-size-asian="12pt" style:font-name-complex="AR PL UKai CN2" style:font-family-complex="'AR PL UKai CN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 style:shadow="none">
        <style:drop-cap/>
      </style:paragraph-properties>
      <style:text-properties style:font-name="Vera Sans YuanTi" fo:font-family="'Vera Sans YuanTi'" style:font-family-generic="swiss" style:font-pitch="variable" fo:font-size="28pt" fo:font-weight="bold" style:font-name-asian="Vera Sans YuanTi" style:font-family-asian="'Vera Sans YuanTi'" style:font-family-generic-asian="swiss" style:font-pitch-asian="variabl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 style:shadow="none">
        <style:drop-cap/>
      </style:paragraph-properties>
      <style:text-properties style:font-name="Vera Sans YuanTi" fo:font-family="'Vera Sans YuanTi'" style:font-family-generic="swiss" style:font-pitch="variable" fo:font-size="130%" fo:font-weight="bold" style:font-name-asian="Vera Sans YuanTi" style:font-family-asian="'Vera Sans YuanTi'" style:font-family-generic-asian="swiss" style:font-pitch-asian="variable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2pt" style:font-name-asian="Vera Sans YuanTi" style:font-family-asian="'Vera Sans YuanTi'" style:font-family-generic-asian="swiss" style:font-pitch-asian="variable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style:font-name="Vera Sans YuanTi" fo:font-size="12pt" style:font-name-asian="Vera Sans YuanTi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Vera Sans YuanTi" fo:font-size="12pt" fo:text-shadow="1pt 1pt" officeooo:paragraph-rsid="0026cd66" style:font-name-asian="Vera Sans YuanTi" style:font-size-asian="12pt" style:font-size-complex="12pt"/>
    </style:style>
    <style:style style:name="MP3" style:family="paragraph" style:parent-style-name="Header">
      <style:paragraph-properties fo:text-align="end" style:justify-single-word="false"/>
      <style:text-properties style:font-name="Vera Sans YuanTi" fo:font-size="12pt" officeooo:paragraph-rsid="0026cd66" style:font-name-asian="Vera Sans YuanTi" style:font-size-asian="12pt" style:font-size-complex="12pt"/>
    </style:style>
    <style:style style:name="MP4" style:family="paragraph" style:parent-style-name="Header">
      <style:text-properties style:font-name="Vera Sans YuanTi" fo:font-size="12pt" style:font-name-asian="Vera Sans YuanTi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036" number:language="zh" number:country="CN">
      <number:year number:style="long"/>
      <number:text>／</number:text>
      <number:month/>
      <number:text>／</number:text>
      <number:day/>
    </number:date-style>
  </office:automatic-styles>
  <office:master-styles>
    <style:master-page style:name="Standard" style:page-layout-name="Mpm1">
      <style:header>
        <table:table table:name="表格2" table:style-name="表格2">
          <table:table-column table:style-name="表格2.A" table:number-columns-repeated="3"/>
          <table:table-row>
            <table:table-cell table:style-name="表格2.A1" office:value-type="string">
              <text:p text:style-name="MP1"><draw:frame draw:style-name="Mfr1" draw:name="图像1" text:anchor-type="paragraph" svg:x="0.099cm" svg:y="0.018cm" svg:width="3.336cm" svg:height="0.601cm" draw:z-index="0"><draw:image xlink:href="Pictures/1000296100000D07000002598124627E.svg" xlink:type="simple" xlink:show="embed" xlink:actuate="onLoad"/><draw:image xlink:href="Pictures/100002010000007E00000017178F9D7F.png" xlink:type="simple" xlink:show="embed" xlink:actuate="onLoad"/></draw:frame></text:p>
            </table:table-cell>
            <table:table-cell table:style-name="表格2.A1" office:value-type="string">
              <text:p text:style-name="MP2">湖南银通科技有限责任公司</text:p>
            </table:table-cell>
            <table:table-cell table:style-name="表格2.A1" office:value-type="string">
              <text:p text:style-name="MP3"><text:date style:data-style-name="N10036" text:date-value="2014-04-23T20:59:49.205275056" text:fixed="true">2014／4／23</text:date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2:20:59.504073254</meta:creation-date>
    <dc:date>2014-04-23T21:07:16.265389446</dc:date>
    <meta:editing-duration>PT2H38M32S</meta:editing-duration>
    <meta:editing-cycles>16</meta:editing-cycles>
    <meta:generator>LibreOffice/4.2.3.3$Linux_X86_64 LibreOffice_project/420m0$Build-3</meta:generator>
    <meta:document-statistic meta:table-count="2" meta:image-count="1" meta:object-count="0" meta:page-count="1" meta:paragraph-count="9" meta:word-count="34" meta:character-count="38" meta:non-whitespace-character-count="38"/>
  </office:meta>
</office:document-meta>
</file>